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527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7_3YR_B20005A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Worked full-time, year-round in the past 12 month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Worked full-time, year-round in the past 12 month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Worked full-time, year-round in the past 12 months: - No earnings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Worked full-time, year-round in the past 12 months: - No earnings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Worked full-time, year-round in the past 12 months: - With earnings: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Worked full-time, year-round in the past 12 months: - With earnings: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Worked full-time, year-round in the past 12 months: - With earnings: - $1 to $2,499 or loss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Worked full-time, year-round in the past 12 months: - With earnings: - $1 to $2,499 or loss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Worked full-time, year-round in the past 12 months: - With earnings: - $2,500 to $4,999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Worked full-time, year-round in the past 12 months: - With earnings: - $2,500 to $4,999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Worked full-time, year-round in the past 12 months: - With earnings: - $5,000 to $7,499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Worked full-time, year-round in the past 12 months: - With earnings: - $5,000 to $7,499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Worked full-time, year-round in the past 12 months: - With earnings: - $7,500 to $9,999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Worked full-time, year-round in the past 12 months: - With earnings: - $7,500 to $9,999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Worked full-time, year-round in the past 12 months: - With earnings: - $10,000 to $12,499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Worked full-time, year-round in the past 12 months: - With earnings: - $10,000 to $12,499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Worked full-time, year-round in the past 12 months: - With earnings: - $12,500 to $14,999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Worked full-time, year-round in the past 12 months: - With earnings: - $12,500 to $14,999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Worked full-time, year-round in the past 12 months: - With earnings: - $15,000 to $17,499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Worked full-time, year-round in the past 12 months: - With earnings: - $15,000 to $17,499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Worked full-time, year-round in the past 12 months: - With earnings: - $17,500 to $19,999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Worked full-time, year-round in the past 12 months: - With earnings: - $17,500 to $19,999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Worked full-time, year-round in the past 12 months: - With earnings: - $20,000 to $22,499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Worked full-time, year-round in the past 12 months: - With earnings: - $20,000 to $22,499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Worked full-time, year-round in the past 12 months: - With earnings: - $22,500 to $24,999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Worked full-time, year-round in the past 12 months: - With earnings: - $22,500 to $24,999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Worked full-time, year-round in the past 12 months: - With earnings: - $25,000 to $29,999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Worked full-time, year-round in the past 12 months: - With earnings: - $25,000 to $29,999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Worked full-time, year-round in the past 12 months: - With earnings: - $30,000 to $34,999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Worked full-time, year-round in the past 12 months: - With earnings: - $30,000 to $34,999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Worked full-time, year-round in the past 12 months: - With earnings: - $35,000 to $39,999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Worked full-time, year-round in the past 12 months: - With earnings: - $35,000 to $39,999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Worked full-time, year-round in the past 12 months: - With earnings: - $40,000 to $44,999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Worked full-time, year-round in the past 12 months: - With earnings: - $40,000 to $44,999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Worked full-time, year-round in the past 12 months: - With earnings: - $45,000 to $49,999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Worked full-time, year-round in the past 12 months: - With earnings: - $45,000 to $49,999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Worked full-time, year-round in the past 12 months: - With earnings: - $50,000 to $54,999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Worked full-time, year-round in the past 12 months: - With earnings: - $50,000 to $54,999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Worked full-time, year-round in the past 12 months: - With earnings: - $55,000 to $64,999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Worked full-time, year-round in the past 12 months: - With earnings: - $55,000 to $64,999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Worked full-time, year-round in the past 12 months: - With earnings: - $65,000 to $74,999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Worked full-time, year-round in the past 12 months: - With earnings: - $65,000 to $74,999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Worked full-time, year-round in the past 12 months: - With earnings: - $75,000 to $99,999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Worked full-time, year-round in the past 12 months: - With earnings: - $75,000 to $99,999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Worked full-time, year-round in the past 12 months: - With earnings: - $100,000 or more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Worked full-time, year-round in the past 12 months: - With earnings: - $100,000 or more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Other: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Other: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Other: - No earnings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Other: - No earnings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Other: - With earnings: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Other: - With earnings: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Other: - With earnings: - $1 to $2,499 or loss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Other: - With earnings: - $1 to $2,499 or loss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Male: - Other: - With earnings: - $2,500 to $4,999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Male: - Other: - With earnings: - $2,500 to $4,999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Male: - Other: - With earnings: - $5,000 to $7,499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Male: - Other: - With earnings: - $5,000 to $7,499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Male: - Other: - With earnings: - $7,500 to $9,999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Male: - Other: - With earnings: - $7,500 to $9,999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Male: - Other: - With earnings: - $10,000 to $12,499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Male: - Other: - With earnings: - $10,000 to $12,499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Male: - Other: - With earnings: - $12,500 to $14,999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Male: - Other: - With earnings: - $12,500 to $14,999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Male: - Other: - With earnings: - $15,000 to $17,499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Male: - Other: - With earnings: - $15,000 to $17,499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Male: - Other: - With earnings: - $17,500 to $19,999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Male: - Other: - With earnings: - $17,500 to $19,999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Male: - Other: - With earnings: - $20,000 to $22,499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Male: - Other: - With earnings: - $20,000 to $22,499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Male: - Other: - With earnings: - $22,500 to $24,999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Male: - Other: - With earnings: - $22,500 to $24,999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Male: - Other: - With earnings: - $25,000 to $29,999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Male: - Other: - With earnings: - $25,000 to $29,999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Male: - Other: - With earnings: - $30,000 to $34,999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Male: - Other: - With earnings: - $30,000 to $34,999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Male: - Other: - With earnings: - $35,000 to $39,999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Male: - Other: - With earnings: - $35,000 to $39,999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Male: - Other: - With earnings: - $40,000 to $44,999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Male: - Other: - With earnings: - $40,000 to $44,999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Male: - Other: - With earnings: - $45,000 to $49,999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Male: - Other: - With earnings: - $45,000 to $49,999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Male: - Other: - With earnings: - $50,000 to $54,999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Male: - Other: - With earnings: - $50,000 to $54,999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Male: - Other: - With earnings: - $55,000 to $64,999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Male: - Other: - With earnings: - $55,000 to $64,999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Male: - Other: - With earnings: - $65,000 to $74,999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Male: - Other: - With earnings: - $65,000 to $74,999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Male: - Other: - With earnings: - $75,000 to $99,999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Male: - Other: - With earnings: - $75,000 to $99,999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Male: - Other: - With earnings: - $100,000 or mor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Male: - Other: - With earnings: - $100,000 or mor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emale: - Worked full-time, year-round in the past 12 months: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emale: - Worked full-time, year-round in the past 12 months: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emale: - Worked full-time, year-round in the past 12 months: - No earnings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emale: - Worked full-time, year-round in the past 12 months: - No earnings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emale: - Worked full-time, year-round in the past 12 months: - With earnings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emale: - Worked full-time, year-round in the past 12 months: - With earnings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emale: - Worked full-time, year-round in the past 12 months: - With earnings: - $1 to $2,499 or loss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emale: - Worked full-time, year-round in the past 12 months: - With earnings: - $1 to $2,499 or loss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Female: - Worked full-time, year-round in the past 12 months: - With earnings: - $2,500 to $4,999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Female: - Worked full-time, year-round in the past 12 months: - With earnings: - $2,500 to $4,999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Female: - Worked full-time, year-round in the past 12 months: - With earnings: - $5,000 to $7,499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Female: - Worked full-time, year-round in the past 12 months: - With earnings: - $5,000 to $7,499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Female: - Worked full-time, year-round in the past 12 months: - With earnings: - $7,500 to $9,999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Female: - Worked full-time, year-round in the past 12 months: - With earnings: - $7,500 to $9,999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Female: - Worked full-time, year-round in the past 12 months: - With earnings: - $10,000 to $12,499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Female: - Worked full-time, year-round in the past 12 months: - With earnings: - $10,000 to $12,499</text:p>
          </table:table-cell>
        </table:table-row>
        <table:table-row table:style-name="ro1">
          <table:table-cell office:value-type="string" calcext:value-type="string">
            <text:p>HD01_VD58</text:p>
          </table:table-cell>
          <table:table-cell office:value-type="string" calcext:value-type="string">
            <text:p>Estimate; Female: - Worked full-time, year-round in the past 12 months: - With earnings: - $12,500 to $14,999</text:p>
          </table:table-cell>
        </table:table-row>
        <table:table-row table:style-name="ro1">
          <table:table-cell office:value-type="string" calcext:value-type="string">
            <text:p>HD02_VD58</text:p>
          </table:table-cell>
          <table:table-cell office:value-type="string" calcext:value-type="string">
            <text:p>Margin of Error; Female: - Worked full-time, year-round in the past 12 months: - With earnings: - $12,500 to $14,999</text:p>
          </table:table-cell>
        </table:table-row>
        <table:table-row table:style-name="ro1">
          <table:table-cell office:value-type="string" calcext:value-type="string">
            <text:p>HD01_VD59</text:p>
          </table:table-cell>
          <table:table-cell office:value-type="string" calcext:value-type="string">
            <text:p>Estimate; Female: - Worked full-time, year-round in the past 12 months: - With earnings: - $15,000 to $17,499</text:p>
          </table:table-cell>
        </table:table-row>
        <table:table-row table:style-name="ro1">
          <table:table-cell office:value-type="string" calcext:value-type="string">
            <text:p>HD02_VD59</text:p>
          </table:table-cell>
          <table:table-cell office:value-type="string" calcext:value-type="string">
            <text:p>Margin of Error; Female: - Worked full-time, year-round in the past 12 months: - With earnings: - $15,000 to $17,499</text:p>
          </table:table-cell>
        </table:table-row>
        <table:table-row table:style-name="ro1">
          <table:table-cell office:value-type="string" calcext:value-type="string">
            <text:p>HD01_VD60</text:p>
          </table:table-cell>
          <table:table-cell office:value-type="string" calcext:value-type="string">
            <text:p>Estimate; Female: - Worked full-time, year-round in the past 12 months: - With earnings: - $17,500 to $19,999</text:p>
          </table:table-cell>
        </table:table-row>
        <table:table-row table:style-name="ro1">
          <table:table-cell office:value-type="string" calcext:value-type="string">
            <text:p>HD02_VD60</text:p>
          </table:table-cell>
          <table:table-cell office:value-type="string" calcext:value-type="string">
            <text:p>Margin of Error; Female: - Worked full-time, year-round in the past 12 months: - With earnings: - $17,500 to $19,999</text:p>
          </table:table-cell>
        </table:table-row>
        <table:table-row table:style-name="ro1">
          <table:table-cell office:value-type="string" calcext:value-type="string">
            <text:p>HD01_VD61</text:p>
          </table:table-cell>
          <table:table-cell office:value-type="string" calcext:value-type="string">
            <text:p>Estimate; Female: - Worked full-time, year-round in the past 12 months: - With earnings: - $20,000 to $22,499</text:p>
          </table:table-cell>
        </table:table-row>
        <table:table-row table:style-name="ro1">
          <table:table-cell office:value-type="string" calcext:value-type="string">
            <text:p>HD02_VD61</text:p>
          </table:table-cell>
          <table:table-cell office:value-type="string" calcext:value-type="string">
            <text:p>Margin of Error; Female: - Worked full-time, year-round in the past 12 months: - With earnings: - $20,000 to $22,499</text:p>
          </table:table-cell>
        </table:table-row>
        <table:table-row table:style-name="ro1">
          <table:table-cell office:value-type="string" calcext:value-type="string">
            <text:p>HD01_VD62</text:p>
          </table:table-cell>
          <table:table-cell office:value-type="string" calcext:value-type="string">
            <text:p>Estimate; Female: - Worked full-time, year-round in the past 12 months: - With earnings: - $22,500 to $24,999</text:p>
          </table:table-cell>
        </table:table-row>
        <table:table-row table:style-name="ro1">
          <table:table-cell office:value-type="string" calcext:value-type="string">
            <text:p>HD02_VD62</text:p>
          </table:table-cell>
          <table:table-cell office:value-type="string" calcext:value-type="string">
            <text:p>Margin of Error; Female: - Worked full-time, year-round in the past 12 months: - With earnings: - $22,500 to $24,999</text:p>
          </table:table-cell>
        </table:table-row>
        <table:table-row table:style-name="ro1">
          <table:table-cell office:value-type="string" calcext:value-type="string">
            <text:p>HD01_VD63</text:p>
          </table:table-cell>
          <table:table-cell office:value-type="string" calcext:value-type="string">
            <text:p>Estimate; Female: - Worked full-time, year-round in the past 12 months: - With earnings: - $25,000 to $29,999</text:p>
          </table:table-cell>
        </table:table-row>
        <table:table-row table:style-name="ro1">
          <table:table-cell office:value-type="string" calcext:value-type="string">
            <text:p>HD02_VD63</text:p>
          </table:table-cell>
          <table:table-cell office:value-type="string" calcext:value-type="string">
            <text:p>Margin of Error; Female: - Worked full-time, year-round in the past 12 months: - With earnings: - $25,000 to $29,999</text:p>
          </table:table-cell>
        </table:table-row>
        <table:table-row table:style-name="ro1">
          <table:table-cell office:value-type="string" calcext:value-type="string">
            <text:p>HD01_VD64</text:p>
          </table:table-cell>
          <table:table-cell office:value-type="string" calcext:value-type="string">
            <text:p>Estimate; Female: - Worked full-time, year-round in the past 12 months: - With earnings: - $30,000 to $34,999</text:p>
          </table:table-cell>
        </table:table-row>
        <table:table-row table:style-name="ro1">
          <table:table-cell office:value-type="string" calcext:value-type="string">
            <text:p>HD02_VD64</text:p>
          </table:table-cell>
          <table:table-cell office:value-type="string" calcext:value-type="string">
            <text:p>Margin of Error; Female: - Worked full-time, year-round in the past 12 months: - With earnings: - $30,000 to $34,999</text:p>
          </table:table-cell>
        </table:table-row>
        <table:table-row table:style-name="ro1">
          <table:table-cell office:value-type="string" calcext:value-type="string">
            <text:p>HD01_VD65</text:p>
          </table:table-cell>
          <table:table-cell office:value-type="string" calcext:value-type="string">
            <text:p>Estimate; Female: - Worked full-time, year-round in the past 12 months: - With earnings: - $35,000 to $39,999</text:p>
          </table:table-cell>
        </table:table-row>
        <table:table-row table:style-name="ro1">
          <table:table-cell office:value-type="string" calcext:value-type="string">
            <text:p>HD02_VD65</text:p>
          </table:table-cell>
          <table:table-cell office:value-type="string" calcext:value-type="string">
            <text:p>Margin of Error; Female: - Worked full-time, year-round in the past 12 months: - With earnings: - $35,000 to $39,999</text:p>
          </table:table-cell>
        </table:table-row>
        <table:table-row table:style-name="ro1">
          <table:table-cell office:value-type="string" calcext:value-type="string">
            <text:p>HD01_VD66</text:p>
          </table:table-cell>
          <table:table-cell office:value-type="string" calcext:value-type="string">
            <text:p>Estimate; Female: - Worked full-time, year-round in the past 12 months: - With earnings: - $40,000 to $44,999</text:p>
          </table:table-cell>
        </table:table-row>
        <table:table-row table:style-name="ro1">
          <table:table-cell office:value-type="string" calcext:value-type="string">
            <text:p>HD02_VD66</text:p>
          </table:table-cell>
          <table:table-cell office:value-type="string" calcext:value-type="string">
            <text:p>Margin of Error; Female: - Worked full-time, year-round in the past 12 months: - With earnings: - $40,000 to $44,999</text:p>
          </table:table-cell>
        </table:table-row>
        <table:table-row table:style-name="ro1">
          <table:table-cell office:value-type="string" calcext:value-type="string">
            <text:p>HD01_VD67</text:p>
          </table:table-cell>
          <table:table-cell office:value-type="string" calcext:value-type="string">
            <text:p>Estimate; Female: - Worked full-time, year-round in the past 12 months: - With earnings: - $45,000 to $49,999</text:p>
          </table:table-cell>
        </table:table-row>
        <table:table-row table:style-name="ro1">
          <table:table-cell office:value-type="string" calcext:value-type="string">
            <text:p>HD02_VD67</text:p>
          </table:table-cell>
          <table:table-cell office:value-type="string" calcext:value-type="string">
            <text:p>Margin of Error; Female: - Worked full-time, year-round in the past 12 months: - With earnings: - $45,000 to $49,999</text:p>
          </table:table-cell>
        </table:table-row>
        <table:table-row table:style-name="ro1">
          <table:table-cell office:value-type="string" calcext:value-type="string">
            <text:p>HD01_VD68</text:p>
          </table:table-cell>
          <table:table-cell office:value-type="string" calcext:value-type="string">
            <text:p>Estimate; Female: - Worked full-time, year-round in the past 12 months: - With earnings: - $50,000 to $54,999</text:p>
          </table:table-cell>
        </table:table-row>
        <table:table-row table:style-name="ro1">
          <table:table-cell office:value-type="string" calcext:value-type="string">
            <text:p>HD02_VD68</text:p>
          </table:table-cell>
          <table:table-cell office:value-type="string" calcext:value-type="string">
            <text:p>Margin of Error; Female: - Worked full-time, year-round in the past 12 months: - With earnings: - $50,000 to $54,999</text:p>
          </table:table-cell>
        </table:table-row>
        <table:table-row table:style-name="ro1">
          <table:table-cell office:value-type="string" calcext:value-type="string">
            <text:p>HD01_VD69</text:p>
          </table:table-cell>
          <table:table-cell office:value-type="string" calcext:value-type="string">
            <text:p>Estimate; Female: - Worked full-time, year-round in the past 12 months: - With earnings: - $55,000 to $64,999</text:p>
          </table:table-cell>
        </table:table-row>
        <table:table-row table:style-name="ro1">
          <table:table-cell office:value-type="string" calcext:value-type="string">
            <text:p>HD02_VD69</text:p>
          </table:table-cell>
          <table:table-cell office:value-type="string" calcext:value-type="string">
            <text:p>Margin of Error; Female: - Worked full-time, year-round in the past 12 months: - With earnings: - $55,000 to $64,999</text:p>
          </table:table-cell>
        </table:table-row>
        <table:table-row table:style-name="ro1">
          <table:table-cell office:value-type="string" calcext:value-type="string">
            <text:p>HD01_VD70</text:p>
          </table:table-cell>
          <table:table-cell office:value-type="string" calcext:value-type="string">
            <text:p>Estimate; Female: - Worked full-time, year-round in the past 12 months: - With earnings: - $65,000 to $74,999</text:p>
          </table:table-cell>
        </table:table-row>
        <table:table-row table:style-name="ro1">
          <table:table-cell office:value-type="string" calcext:value-type="string">
            <text:p>HD02_VD70</text:p>
          </table:table-cell>
          <table:table-cell office:value-type="string" calcext:value-type="string">
            <text:p>Margin of Error; Female: - Worked full-time, year-round in the past 12 months: - With earnings: - $65,000 to $74,999</text:p>
          </table:table-cell>
        </table:table-row>
        <table:table-row table:style-name="ro1">
          <table:table-cell office:value-type="string" calcext:value-type="string">
            <text:p>HD01_VD71</text:p>
          </table:table-cell>
          <table:table-cell office:value-type="string" calcext:value-type="string">
            <text:p>Estimate; Female: - Worked full-time, year-round in the past 12 months: - With earnings: - $75,000 to $99,999</text:p>
          </table:table-cell>
        </table:table-row>
        <table:table-row table:style-name="ro1">
          <table:table-cell office:value-type="string" calcext:value-type="string">
            <text:p>HD02_VD71</text:p>
          </table:table-cell>
          <table:table-cell office:value-type="string" calcext:value-type="string">
            <text:p>Margin of Error; Female: - Worked full-time, year-round in the past 12 months: - With earnings: - $75,000 to $99,999</text:p>
          </table:table-cell>
        </table:table-row>
        <table:table-row table:style-name="ro1">
          <table:table-cell office:value-type="string" calcext:value-type="string">
            <text:p>HD01_VD72</text:p>
          </table:table-cell>
          <table:table-cell office:value-type="string" calcext:value-type="string">
            <text:p>Estimate; Female: - Worked full-time, year-round in the past 12 months: - With earnings: - $100,000 or more</text:p>
          </table:table-cell>
        </table:table-row>
        <table:table-row table:style-name="ro1">
          <table:table-cell office:value-type="string" calcext:value-type="string">
            <text:p>HD02_VD72</text:p>
          </table:table-cell>
          <table:table-cell office:value-type="string" calcext:value-type="string">
            <text:p>Margin of Error; Female: - Worked full-time, year-round in the past 12 months: - With earnings: - $100,000 or more</text:p>
          </table:table-cell>
        </table:table-row>
        <table:table-row table:style-name="ro1">
          <table:table-cell office:value-type="string" calcext:value-type="string">
            <text:p>HD01_VD73</text:p>
          </table:table-cell>
          <table:table-cell office:value-type="string" calcext:value-type="string">
            <text:p>Estimate; Female: - Other:</text:p>
          </table:table-cell>
        </table:table-row>
        <table:table-row table:style-name="ro1">
          <table:table-cell office:value-type="string" calcext:value-type="string">
            <text:p>HD02_VD73</text:p>
          </table:table-cell>
          <table:table-cell office:value-type="string" calcext:value-type="string">
            <text:p>Margin of Error; Female: - Other:</text:p>
          </table:table-cell>
        </table:table-row>
        <table:table-row table:style-name="ro1">
          <table:table-cell office:value-type="string" calcext:value-type="string">
            <text:p>HD01_VD74</text:p>
          </table:table-cell>
          <table:table-cell office:value-type="string" calcext:value-type="string">
            <text:p>Estimate; Female: - Other: - No earnings</text:p>
          </table:table-cell>
        </table:table-row>
        <table:table-row table:style-name="ro1">
          <table:table-cell office:value-type="string" calcext:value-type="string">
            <text:p>HD02_VD74</text:p>
          </table:table-cell>
          <table:table-cell office:value-type="string" calcext:value-type="string">
            <text:p>Margin of Error; Female: - Other: - No earnings</text:p>
          </table:table-cell>
        </table:table-row>
        <table:table-row table:style-name="ro1">
          <table:table-cell office:value-type="string" calcext:value-type="string">
            <text:p>HD01_VD75</text:p>
          </table:table-cell>
          <table:table-cell office:value-type="string" calcext:value-type="string">
            <text:p>Estimate; Female: - Other: - With earnings:</text:p>
          </table:table-cell>
        </table:table-row>
        <table:table-row table:style-name="ro1">
          <table:table-cell office:value-type="string" calcext:value-type="string">
            <text:p>HD02_VD75</text:p>
          </table:table-cell>
          <table:table-cell office:value-type="string" calcext:value-type="string">
            <text:p>Margin of Error; Female: - Other: - With earnings:</text:p>
          </table:table-cell>
        </table:table-row>
        <table:table-row table:style-name="ro1">
          <table:table-cell office:value-type="string" calcext:value-type="string">
            <text:p>HD01_VD76</text:p>
          </table:table-cell>
          <table:table-cell office:value-type="string" calcext:value-type="string">
            <text:p>Estimate; Female: - Other: - With earnings: - $1 to $2,499 or loss</text:p>
          </table:table-cell>
        </table:table-row>
        <table:table-row table:style-name="ro1">
          <table:table-cell office:value-type="string" calcext:value-type="string">
            <text:p>HD02_VD76</text:p>
          </table:table-cell>
          <table:table-cell office:value-type="string" calcext:value-type="string">
            <text:p>Margin of Error; Female: - Other: - With earnings: - $1 to $2,499 or loss</text:p>
          </table:table-cell>
        </table:table-row>
        <table:table-row table:style-name="ro1">
          <table:table-cell office:value-type="string" calcext:value-type="string">
            <text:p>HD01_VD77</text:p>
          </table:table-cell>
          <table:table-cell office:value-type="string" calcext:value-type="string">
            <text:p>Estimate; Female: - Other: - With earnings: - $2,500 to $4,999</text:p>
          </table:table-cell>
        </table:table-row>
        <table:table-row table:style-name="ro1">
          <table:table-cell office:value-type="string" calcext:value-type="string">
            <text:p>HD02_VD77</text:p>
          </table:table-cell>
          <table:table-cell office:value-type="string" calcext:value-type="string">
            <text:p>Margin of Error; Female: - Other: - With earnings: - $2,500 to $4,999</text:p>
          </table:table-cell>
        </table:table-row>
        <table:table-row table:style-name="ro1">
          <table:table-cell office:value-type="string" calcext:value-type="string">
            <text:p>HD01_VD78</text:p>
          </table:table-cell>
          <table:table-cell office:value-type="string" calcext:value-type="string">
            <text:p>Estimate; Female: - Other: - With earnings: - $5,000 to $7,499</text:p>
          </table:table-cell>
        </table:table-row>
        <table:table-row table:style-name="ro1">
          <table:table-cell office:value-type="string" calcext:value-type="string">
            <text:p>HD02_VD78</text:p>
          </table:table-cell>
          <table:table-cell office:value-type="string" calcext:value-type="string">
            <text:p>Margin of Error; Female: - Other: - With earnings: - $5,000 to $7,499</text:p>
          </table:table-cell>
        </table:table-row>
        <table:table-row table:style-name="ro1">
          <table:table-cell office:value-type="string" calcext:value-type="string">
            <text:p>HD01_VD79</text:p>
          </table:table-cell>
          <table:table-cell office:value-type="string" calcext:value-type="string">
            <text:p>Estimate; Female: - Other: - With earnings: - $7,500 to $9,999</text:p>
          </table:table-cell>
        </table:table-row>
        <table:table-row table:style-name="ro1">
          <table:table-cell office:value-type="string" calcext:value-type="string">
            <text:p>HD02_VD79</text:p>
          </table:table-cell>
          <table:table-cell office:value-type="string" calcext:value-type="string">
            <text:p>Margin of Error; Female: - Other: - With earnings: - $7,500 to $9,999</text:p>
          </table:table-cell>
        </table:table-row>
        <table:table-row table:style-name="ro1">
          <table:table-cell office:value-type="string" calcext:value-type="string">
            <text:p>HD01_VD80</text:p>
          </table:table-cell>
          <table:table-cell office:value-type="string" calcext:value-type="string">
            <text:p>Estimate; Female: - Other: - With earnings: - $10,000 to $12,499</text:p>
          </table:table-cell>
        </table:table-row>
        <table:table-row table:style-name="ro1">
          <table:table-cell office:value-type="string" calcext:value-type="string">
            <text:p>HD02_VD80</text:p>
          </table:table-cell>
          <table:table-cell office:value-type="string" calcext:value-type="string">
            <text:p>Margin of Error; Female: - Other: - With earnings: - $10,000 to $12,499</text:p>
          </table:table-cell>
        </table:table-row>
        <table:table-row table:style-name="ro1">
          <table:table-cell office:value-type="string" calcext:value-type="string">
            <text:p>HD01_VD81</text:p>
          </table:table-cell>
          <table:table-cell office:value-type="string" calcext:value-type="string">
            <text:p>Estimate; Female: - Other: - With earnings: - $12,500 to $14,999</text:p>
          </table:table-cell>
        </table:table-row>
        <table:table-row table:style-name="ro1">
          <table:table-cell office:value-type="string" calcext:value-type="string">
            <text:p>HD02_VD81</text:p>
          </table:table-cell>
          <table:table-cell office:value-type="string" calcext:value-type="string">
            <text:p>Margin of Error; Female: - Other: - With earnings: - $12,500 to $14,999</text:p>
          </table:table-cell>
        </table:table-row>
        <table:table-row table:style-name="ro1">
          <table:table-cell office:value-type="string" calcext:value-type="string">
            <text:p>HD01_VD82</text:p>
          </table:table-cell>
          <table:table-cell office:value-type="string" calcext:value-type="string">
            <text:p>Estimate; Female: - Other: - With earnings: - $15,000 to $17,499</text:p>
          </table:table-cell>
        </table:table-row>
        <table:table-row table:style-name="ro1">
          <table:table-cell office:value-type="string" calcext:value-type="string">
            <text:p>HD02_VD82</text:p>
          </table:table-cell>
          <table:table-cell office:value-type="string" calcext:value-type="string">
            <text:p>Margin of Error; Female: - Other: - With earnings: - $15,000 to $17,499</text:p>
          </table:table-cell>
        </table:table-row>
        <table:table-row table:style-name="ro1">
          <table:table-cell office:value-type="string" calcext:value-type="string">
            <text:p>HD01_VD83</text:p>
          </table:table-cell>
          <table:table-cell office:value-type="string" calcext:value-type="string">
            <text:p>Estimate; Female: - Other: - With earnings: - $17,500 to $19,999</text:p>
          </table:table-cell>
        </table:table-row>
        <table:table-row table:style-name="ro1">
          <table:table-cell office:value-type="string" calcext:value-type="string">
            <text:p>HD02_VD83</text:p>
          </table:table-cell>
          <table:table-cell office:value-type="string" calcext:value-type="string">
            <text:p>Margin of Error; Female: - Other: - With earnings: - $17,500 to $19,999</text:p>
          </table:table-cell>
        </table:table-row>
        <table:table-row table:style-name="ro1">
          <table:table-cell office:value-type="string" calcext:value-type="string">
            <text:p>HD01_VD84</text:p>
          </table:table-cell>
          <table:table-cell office:value-type="string" calcext:value-type="string">
            <text:p>Estimate; Female: - Other: - With earnings: - $20,000 to $22,499</text:p>
          </table:table-cell>
        </table:table-row>
        <table:table-row table:style-name="ro1">
          <table:table-cell office:value-type="string" calcext:value-type="string">
            <text:p>HD02_VD84</text:p>
          </table:table-cell>
          <table:table-cell office:value-type="string" calcext:value-type="string">
            <text:p>Margin of Error; Female: - Other: - With earnings: - $20,000 to $22,499</text:p>
          </table:table-cell>
        </table:table-row>
        <table:table-row table:style-name="ro1">
          <table:table-cell office:value-type="string" calcext:value-type="string">
            <text:p>HD01_VD85</text:p>
          </table:table-cell>
          <table:table-cell office:value-type="string" calcext:value-type="string">
            <text:p>Estimate; Female: - Other: - With earnings: - $22,500 to $24,999</text:p>
          </table:table-cell>
        </table:table-row>
        <table:table-row table:style-name="ro1">
          <table:table-cell office:value-type="string" calcext:value-type="string">
            <text:p>HD02_VD85</text:p>
          </table:table-cell>
          <table:table-cell office:value-type="string" calcext:value-type="string">
            <text:p>Margin of Error; Female: - Other: - With earnings: - $22,500 to $24,999</text:p>
          </table:table-cell>
        </table:table-row>
        <table:table-row table:style-name="ro1">
          <table:table-cell office:value-type="string" calcext:value-type="string">
            <text:p>HD01_VD86</text:p>
          </table:table-cell>
          <table:table-cell office:value-type="string" calcext:value-type="string">
            <text:p>Estimate; Female: - Other: - With earnings: - $25,000 to $29,999</text:p>
          </table:table-cell>
        </table:table-row>
        <table:table-row table:style-name="ro1">
          <table:table-cell office:value-type="string" calcext:value-type="string">
            <text:p>HD02_VD86</text:p>
          </table:table-cell>
          <table:table-cell office:value-type="string" calcext:value-type="string">
            <text:p>Margin of Error; Female: - Other: - With earnings: - $25,000 to $29,999</text:p>
          </table:table-cell>
        </table:table-row>
        <table:table-row table:style-name="ro1">
          <table:table-cell office:value-type="string" calcext:value-type="string">
            <text:p>HD01_VD87</text:p>
          </table:table-cell>
          <table:table-cell office:value-type="string" calcext:value-type="string">
            <text:p>Estimate; Female: - Other: - With earnings: - $30,000 to $34,999</text:p>
          </table:table-cell>
        </table:table-row>
        <table:table-row table:style-name="ro1">
          <table:table-cell office:value-type="string" calcext:value-type="string">
            <text:p>HD02_VD87</text:p>
          </table:table-cell>
          <table:table-cell office:value-type="string" calcext:value-type="string">
            <text:p>Margin of Error; Female: - Other: - With earnings: - $30,000 to $34,999</text:p>
          </table:table-cell>
        </table:table-row>
        <table:table-row table:style-name="ro1">
          <table:table-cell office:value-type="string" calcext:value-type="string">
            <text:p>HD01_VD88</text:p>
          </table:table-cell>
          <table:table-cell office:value-type="string" calcext:value-type="string">
            <text:p>Estimate; Female: - Other: - With earnings: - $35,000 to $39,999</text:p>
          </table:table-cell>
        </table:table-row>
        <table:table-row table:style-name="ro1">
          <table:table-cell office:value-type="string" calcext:value-type="string">
            <text:p>HD02_VD88</text:p>
          </table:table-cell>
          <table:table-cell office:value-type="string" calcext:value-type="string">
            <text:p>Margin of Error; Female: - Other: - With earnings: - $35,000 to $39,999</text:p>
          </table:table-cell>
        </table:table-row>
        <table:table-row table:style-name="ro1">
          <table:table-cell office:value-type="string" calcext:value-type="string">
            <text:p>HD01_VD89</text:p>
          </table:table-cell>
          <table:table-cell office:value-type="string" calcext:value-type="string">
            <text:p>Estimate; Female: - Other: - With earnings: - $40,000 to $44,999</text:p>
          </table:table-cell>
        </table:table-row>
        <table:table-row table:style-name="ro1">
          <table:table-cell office:value-type="string" calcext:value-type="string">
            <text:p>HD02_VD89</text:p>
          </table:table-cell>
          <table:table-cell office:value-type="string" calcext:value-type="string">
            <text:p>Margin of Error; Female: - Other: - With earnings: - $40,000 to $44,999</text:p>
          </table:table-cell>
        </table:table-row>
        <table:table-row table:style-name="ro1">
          <table:table-cell office:value-type="string" calcext:value-type="string">
            <text:p>HD01_VD90</text:p>
          </table:table-cell>
          <table:table-cell office:value-type="string" calcext:value-type="string">
            <text:p>Estimate; Female: - Other: - With earnings: - $45,000 to $49,999</text:p>
          </table:table-cell>
        </table:table-row>
        <table:table-row table:style-name="ro1">
          <table:table-cell office:value-type="string" calcext:value-type="string">
            <text:p>HD02_VD90</text:p>
          </table:table-cell>
          <table:table-cell office:value-type="string" calcext:value-type="string">
            <text:p>Margin of Error; Female: - Other: - With earnings: - $45,000 to $49,999</text:p>
          </table:table-cell>
        </table:table-row>
        <table:table-row table:style-name="ro1">
          <table:table-cell office:value-type="string" calcext:value-type="string">
            <text:p>HD01_VD91</text:p>
          </table:table-cell>
          <table:table-cell office:value-type="string" calcext:value-type="string">
            <text:p>Estimate; Female: - Other: - With earnings: - $50,000 to $54,999</text:p>
          </table:table-cell>
        </table:table-row>
        <table:table-row table:style-name="ro1">
          <table:table-cell office:value-type="string" calcext:value-type="string">
            <text:p>HD02_VD91</text:p>
          </table:table-cell>
          <table:table-cell office:value-type="string" calcext:value-type="string">
            <text:p>Margin of Error; Female: - Other: - With earnings: - $50,000 to $54,999</text:p>
          </table:table-cell>
        </table:table-row>
        <table:table-row table:style-name="ro1">
          <table:table-cell office:value-type="string" calcext:value-type="string">
            <text:p>HD01_VD92</text:p>
          </table:table-cell>
          <table:table-cell office:value-type="string" calcext:value-type="string">
            <text:p>Estimate; Female: - Other: - With earnings: - $55,000 to $64,999</text:p>
          </table:table-cell>
        </table:table-row>
        <table:table-row table:style-name="ro1">
          <table:table-cell office:value-type="string" calcext:value-type="string">
            <text:p>HD02_VD92</text:p>
          </table:table-cell>
          <table:table-cell office:value-type="string" calcext:value-type="string">
            <text:p>Margin of Error; Female: - Other: - With earnings: - $55,000 to $64,999</text:p>
          </table:table-cell>
        </table:table-row>
        <table:table-row table:style-name="ro1">
          <table:table-cell office:value-type="string" calcext:value-type="string">
            <text:p>HD01_VD93</text:p>
          </table:table-cell>
          <table:table-cell office:value-type="string" calcext:value-type="string">
            <text:p>Estimate; Female: - Other: - With earnings: - $65,000 to $74,999</text:p>
          </table:table-cell>
        </table:table-row>
        <table:table-row table:style-name="ro1">
          <table:table-cell office:value-type="string" calcext:value-type="string">
            <text:p>HD02_VD93</text:p>
          </table:table-cell>
          <table:table-cell office:value-type="string" calcext:value-type="string">
            <text:p>Margin of Error; Female: - Other: - With earnings: - $65,000 to $74,999</text:p>
          </table:table-cell>
        </table:table-row>
        <table:table-row table:style-name="ro1">
          <table:table-cell office:value-type="string" calcext:value-type="string">
            <text:p>HD01_VD94</text:p>
          </table:table-cell>
          <table:table-cell office:value-type="string" calcext:value-type="string">
            <text:p>Estimate; Female: - Other: - With earnings: - $75,000 to $99,999</text:p>
          </table:table-cell>
        </table:table-row>
        <table:table-row table:style-name="ro1">
          <table:table-cell office:value-type="string" calcext:value-type="string">
            <text:p>HD02_VD94</text:p>
          </table:table-cell>
          <table:table-cell office:value-type="string" calcext:value-type="string">
            <text:p>Margin of Error; Female: - Other: - With earnings: - $75,000 to $99,999</text:p>
          </table:table-cell>
        </table:table-row>
        <table:table-row table:style-name="ro1">
          <table:table-cell office:value-type="string" calcext:value-type="string">
            <text:p>HD01_VD95</text:p>
          </table:table-cell>
          <table:table-cell office:value-type="string" calcext:value-type="string">
            <text:p>Estimate; Female: - Other: - With earnings: - $100,000 or more</text:p>
          </table:table-cell>
        </table:table-row>
        <table:table-row table:style-name="ro1">
          <table:table-cell office:value-type="string" calcext:value-type="string">
            <text:p>HD02_VD95</text:p>
          </table:table-cell>
          <table:table-cell office:value-type="string" calcext:value-type="string">
            <text:p>Margin of Error; Female: - Other: - With earnings: - $100,000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86" meta:object-count="0"/>
    <meta:generator>LibreOffice/6.0.7.3$Linux_X86_64 LibreOffice_project/00m0$Build-3</meta:generator>
  </office:meta>
</office:document-meta>
</file>